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d printer bed 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gp/product/B0CMT5GQG1/ref=ppx_yo_dt_b_asin_title_o00_s00?ie=UTF8&amp;psc=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5:07:13.354506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30T15:46:12.463111712</dc:date>
    <meta:editing-duration>PT2H20M19S</meta:editing-duration>
    <meta:editing-cycles>7</meta:editing-cycles>
    <meta:document-statistic meta:table-count="1" meta:cell-count="130" meta:object-count="0"/>
  </office:meta>
</office:document-meta>
</file>